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.handle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.readFromRequest( final FormContext form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ction.generateLabel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.broadcastEvent( Wid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.validate( FormContext form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.Action( Action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on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